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officeooo:rsid="0010bdeb" officeooo:paragraph-rsid="0010bdeb" style:font-size-asian="14pt" style:font-size-complex="16pt"/>
    </style:style>
    <style:style style:name="P2" style:family="paragraph" style:parent-style-name="Standard">
      <style:text-properties fo:font-size="16pt" officeooo:rsid="0016173f" officeooo:paragraph-rsid="0016173f" style:font-size-asian="14pt" style:font-size-complex="16pt"/>
    </style:style>
    <style:style style:name="P3" style:family="paragraph" style:parent-style-name="Standard">
      <style:text-properties fo:font-size="16pt" officeooo:rsid="0017f568" officeooo:paragraph-rsid="0017f568" style:font-size-asian="14pt" style:font-size-complex="16pt"/>
    </style:style>
    <style:style style:name="P4" style:family="paragraph" style:parent-style-name="Standard">
      <style:text-properties fo:font-size="16pt" officeooo:rsid="00194238" officeooo:paragraph-rsid="00194238" style:font-size-asian="14pt" style:font-size-complex="16pt"/>
    </style:style>
    <style:style style:name="P5" style:family="paragraph" style:parent-style-name="Standard">
      <style:text-properties fo:font-size="16pt" officeooo:rsid="0012664b" officeooo:paragraph-rsid="0012664b" style:font-size-asian="16pt" style:font-size-complex="16pt"/>
    </style:style>
    <style:style style:name="P6" style:family="paragraph" style:parent-style-name="Standard">
      <style:text-properties fo:font-size="14pt" officeooo:rsid="0012664b" officeooo:paragraph-rsid="0012664b" style:font-size-asian="12.25pt" style:font-size-complex="14pt"/>
    </style:style>
    <style:style style:name="P7" style:family="paragraph" style:parent-style-name="Standard">
      <style:text-properties fo:font-size="14pt" officeooo:rsid="00127b00" officeooo:paragraph-rsid="00127b00" style:font-size-asian="12.25pt" style:font-size-complex="14pt"/>
    </style:style>
    <style:style style:name="P8" style:family="paragraph" style:parent-style-name="Standard">
      <style:text-properties fo:font-size="14pt" officeooo:rsid="00140b22" officeooo:paragraph-rsid="00140b22" style:font-size-asian="12.25pt" style:font-size-complex="14pt"/>
    </style:style>
    <style:style style:name="P9" style:family="paragraph" style:parent-style-name="Standard">
      <style:paragraph-properties fo:text-align="center" style:justify-single-word="false"/>
      <style:text-properties fo:font-size="20pt" officeooo:rsid="0010bdeb" style:font-size-asian="17.5pt" style:font-size-complex="20pt"/>
    </style:style>
    <style:style style:name="P10" style:family="paragraph" style:parent-style-name="Standard">
      <style:text-properties fo:font-size="12pt" officeooo:rsid="0011fa7a" officeooo:paragraph-rsid="0010bdeb" style:font-size-asian="10.5pt" style:font-size-complex="12pt"/>
    </style:style>
    <style:style style:name="P11" style:family="paragraph" style:parent-style-name="Standard">
      <style:text-properties fo:font-size="12pt" officeooo:rsid="00125cd5" officeooo:paragraph-rsid="0010bdeb" style:font-size-asian="10.5pt" style:font-size-complex="12pt"/>
    </style:style>
    <style:style style:name="P12" style:family="paragraph" style:parent-style-name="Standard">
      <style:text-properties fo:font-size="12pt" officeooo:rsid="0012664b" officeooo:paragraph-rsid="0012664b" style:font-size-asian="12pt" style:font-size-complex="12pt"/>
    </style:style>
    <style:style style:name="P13" style:family="paragraph" style:parent-style-name="Standard">
      <style:text-properties fo:font-size="12pt" officeooo:rsid="00127b00" officeooo:paragraph-rsid="00127b00" style:font-size-asian="12pt" style:font-size-complex="12pt"/>
    </style:style>
    <style:style style:name="P14" style:family="paragraph" style:parent-style-name="Standard">
      <style:text-properties fo:font-size="12pt" officeooo:rsid="00132dc1" officeooo:paragraph-rsid="00127b00" style:font-size-asian="12pt" style:font-size-complex="12pt"/>
    </style:style>
    <style:style style:name="P15" style:family="paragraph" style:parent-style-name="Standard">
      <style:text-properties fo:font-size="12pt" officeooo:rsid="00140b22" officeooo:paragraph-rsid="00140b22" style:font-size-asian="12pt" style:font-size-complex="12pt"/>
    </style:style>
    <style:style style:name="P16" style:family="paragraph" style:parent-style-name="Standard">
      <style:text-properties fo:font-size="12pt" officeooo:rsid="0016173f" officeooo:paragraph-rsid="0016173f" style:font-size-asian="12pt" style:font-size-complex="12pt"/>
    </style:style>
    <style:style style:name="P17" style:family="paragraph" style:parent-style-name="Standard">
      <style:text-properties fo:font-size="12pt" officeooo:rsid="001d253b" officeooo:paragraph-rsid="001d253b" style:font-size-asian="12pt" style:font-size-complex="12pt"/>
    </style:style>
    <style:style style:name="P18" style:family="paragraph" style:parent-style-name="Standard">
      <style:text-properties fo:font-size="12pt" officeooo:rsid="0017f568" officeooo:paragraph-rsid="0017f568" style:font-size-asian="10.5pt" style:font-size-complex="12pt"/>
    </style:style>
    <style:style style:name="P19" style:family="paragraph" style:parent-style-name="Standard">
      <style:text-properties fo:font-size="12pt" officeooo:rsid="00189acb" officeooo:paragraph-rsid="0017f568" style:font-size-asian="10.5pt" style:font-size-complex="12pt"/>
    </style:style>
    <style:style style:name="P20" style:family="paragraph" style:parent-style-name="Standard">
      <style:text-properties style:text-line-through-style="none" style:text-line-through-type="none" fo:font-size="12pt" officeooo:rsid="00192e38" officeooo:paragraph-rsid="0017f568" style:font-size-asian="10.5pt" style:font-size-complex="12pt"/>
    </style:style>
    <style:style style:name="P21" style:family="paragraph" style:parent-style-name="Standard">
      <style:text-properties fo:font-size="14pt" officeooo:rsid="00189acb" officeooo:paragraph-rsid="0017f568" style:font-size-asian="14pt" style:font-size-complex="14pt"/>
    </style:style>
    <style:style style:name="P22" style:family="paragraph" style:parent-style-name="Standard">
      <style:text-properties fo:font-size="16pt" officeooo:rsid="00194238" officeooo:paragraph-rsid="00194238" style:font-size-asian="14pt" style:font-size-complex="16pt"/>
    </style:style>
    <style:style style:name="P23" style:family="paragraph" style:parent-style-name="Standard">
      <style:text-properties fo:font-size="16pt" officeooo:rsid="00194238" officeooo:paragraph-rsid="001bc302" style:font-size-asian="14pt" style:font-size-complex="16pt"/>
    </style:style>
    <style:style style:name="P24" style:family="paragraph" style:parent-style-name="Standard">
      <style:text-properties fo:font-size="16pt" officeooo:rsid="001ea9f1" officeooo:paragraph-rsid="001ea9f1" style:font-size-asian="14pt" style:font-size-complex="16pt"/>
    </style:style>
    <style:style style:name="P25" style:family="paragraph" style:parent-style-name="Standard">
      <style:text-properties fo:font-size="13pt" officeooo:rsid="001d253b" officeooo:paragraph-rsid="001d253b" style:font-size-asian="11.3500003814697pt" style:font-size-complex="13pt"/>
    </style:style>
    <style:style style:name="T1" style:family="text">
      <style:text-properties fo:font-size="14pt" style:font-size-complex="14pt"/>
    </style:style>
    <style:style style:name="T2" style:family="text">
      <style:text-properties fo:font-size="14pt" officeooo:rsid="0011fa7a" style:font-size-complex="14pt"/>
    </style:style>
    <style:style style:name="T3" style:family="text">
      <style:text-properties fo:font-size="14pt" officeooo:rsid="00125cd5" style:font-size-complex="14pt"/>
    </style:style>
    <style:style style:name="T4" style:family="text">
      <style:text-properties fo:font-size="14pt" officeooo:rsid="00189acb" style:font-size-complex="14pt"/>
    </style:style>
    <style:style style:name="T5" style:family="text">
      <style:text-properties fo:font-size="12pt" style:font-size-asian="10.5pt" style:font-size-complex="12pt"/>
    </style:style>
    <style:style style:name="T6" style:family="text">
      <style:text-properties fo:font-size="12pt" officeooo:rsid="0011fa7a" style:font-size-asian="10.5pt" style:font-size-complex="12pt"/>
    </style:style>
    <style:style style:name="T7" style:family="text">
      <style:text-properties fo:font-size="12pt" officeooo:rsid="00125cd5" style:font-size-asian="10.5pt" style:font-size-complex="12pt"/>
    </style:style>
    <style:style style:name="T8" style:family="text">
      <style:text-properties fo:font-size="12pt" officeooo:rsid="00189acb" style:font-size-asian="10.5pt" style:font-size-complex="12pt"/>
    </style:style>
    <style:style style:name="T9" style:family="text">
      <style:text-properties fo:font-size="12pt" officeooo:rsid="00192e38" style:font-size-asian="10.5pt" style:font-size-complex="12pt"/>
    </style:style>
    <style:style style:name="T10" style:family="text">
      <style:text-properties fo:font-size="12pt" officeooo:rsid="001d253b" style:font-size-asian="10.5pt" style:font-size-complex="12pt"/>
    </style:style>
    <style:style style:name="T11" style:family="text">
      <style:text-properties fo:font-size="12pt" style:text-underline-style="none" officeooo:rsid="0011fa7a" style:font-size-asian="10.5pt" style:font-size-complex="12pt"/>
    </style:style>
    <style:style style:name="T12" style:family="text">
      <style:text-properties fo:font-size="12pt" style:font-size-asian="12pt" style:font-size-complex="12pt"/>
    </style:style>
    <style:style style:name="T13" style:family="text">
      <style:text-properties fo:font-size="12pt" officeooo:rsid="00132dc1" style:font-size-asian="12pt" style:font-size-complex="12pt"/>
    </style:style>
    <style:style style:name="T14" style:family="text">
      <style:text-properties fo:font-size="12pt" officeooo:rsid="0017f568" style:font-size-asian="12pt" style:font-size-complex="12pt"/>
    </style:style>
    <style:style style:name="T15" style:family="text">
      <style:text-properties fo:font-size="12pt" officeooo:rsid="001d253b" style:font-size-asian="12pt" style:font-size-complex="12pt"/>
    </style:style>
    <style:style style:name="T16" style:family="text">
      <style:text-properties officeooo:rsid="00125cd5"/>
    </style:style>
    <style:style style:name="T17" style:family="text">
      <style:text-properties style:text-line-through-style="none" style:text-line-through-type="none" fo:font-size="12pt" officeooo:rsid="00192e38" style:font-size-asian="10.5pt" style:font-size-complex="12pt"/>
    </style:style>
    <style:style style:name="T18" style:family="text">
      <style:text-properties officeooo:rsid="001d25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9">Promises y Api Fetch en JS</text:p>
      <text:p text:style-name="Standard"/>
      <text:p text:style-name="Standard"/>
      <text:p text:style-name="P1">Introducción.-</text:p>
      <text:p text:style-name="P23"><text:tab/><text:span text:style-name="T5">https://lenguajejs.com/javascript/peticiones-http/fetch/</text:span></text:p>
      <text:p text:style-name="P1"/>
      <text:p text:style-name="P1">Que son.-</text:p>
      <text:p text:style-name="P1"/>
      <text:p text:style-name="P1"><text:tab/><text:span text:style-name="T2">Promises: </text:span><text:span text:style-name="T6">son objetos que trabajan de manera asíncrona pero devuleven los resultados <text:tab/><text:tab/><text:tab/>como si fuesen síncronos, sin embargo reciben este nombre debido a que no <text:tab/><text:tab/><text:tab/>devulven el valor inmediatamente, si no que ‘promete’ que lo obtendrá en algún <text:tab/><text:tab/><text:tab/>momento. Las primises cuentan con <text:tab/>tres estados:</text:span></text:p>
      <text:p text:style-name="P10"><text:tab/><text:tab/><text:tab/>-Pendiente: es el inicial, aún no ha realizado ninguna acción.</text:p>
      <text:p text:style-name="P10"><text:tab/><text:tab/><text:tab/>-Cumplido: cuando la operación se completa.</text:p>
      <text:p text:style-name="P10"><text:tab/><text:tab/><text:tab/>-Rechzado: cuando la operación falla por algún error.</text:p>
      <text:p text:style-name="P1"><text:span text:style-name="T6"><text:tab/><text:tab/>En el momento que una promise pasa a Cumplido o Rechazado esta puede terminar o <text:s/><text:tab/><text:tab/></text:span><text:span text:style-name="T11">reotrnar</text:span><text:span text:style-name="T6"> su valor y volver a pendiente.</text:span></text:p>
      <text:p text:style-name="P10"/>
      <text:p text:style-name="P1"><text:span text:style-name="T6"><text:tab/></text:span><text:span text:style-name="T3">API Fetch:</text:span><text:span text:style-name="T7"> es una API para JS con la cuál podemos realizar peticiones HTTP mediante el <text:tab/><text:tab/>uso <text:s/>de promises junto a otras características que permiten un uso más flexible y <text:tab/><text:tab/><text:tab/>potente de realizar peticiones. </text:span></text:p>
      <text:p text:style-name="P11"/>
      <text:p text:style-name="P11"/>
      <text:p text:style-name="P5"><text:span text:style-name="T16">U</text:span>so de Promises.-</text:p>
      <text:p text:style-name="P5"/>
      <text:p text:style-name="P6"><text:tab/><text:span text:style-name="T12">El uso de promises podría definirse como intermediarias entre un código que produce la información y las funciones que esperan resultados. Donde la promesa cumple la función de transmitir esa información en el momento que se encuentre disponible.</text:span></text:p>
      <text:p text:style-name="P12"/>
      <text:p text:style-name="P13">El objeto promise se compone de dos parámetros uno que servirá en caso de que la operación sea completada y otro si es rechazada. </text:p>
      <text:p text:style-name="P13"/>
      <text:p text:style-name="P7"><text:span text:style-name="T12">Las comprobaciones de la respuesta recibida por la promesa se comprueba con .then() , pasandole también dos parámetros según el estado de la promise, sin embargo es preferible la comprobación de un error general añadiendo al final del encadenamiento un .catch(), pudiendo añadir siempre una comprobación particular en un .then() . </text:span><text:span text:style-name="T13">En el caso de usar catch() si una promesa resulta rechazada este resultado salta al catch y no pasará por el resto de coprobaciones.</text:span></text:p>
      <text:p text:style-name="P14"/>
      <text:p text:style-name="P8"><text:span text:style-name="T13">A </text:span><text:span text:style-name="T12">su vez una misma promesa puede añadirse a a comprobación de otras que no se realcionen entre ellas.</text:span></text:p>
      <text:p text:style-name="P15"/>
      <text:p text:style-name="P15"/>
      <text:p text:style-name="P15"/>
      <text:p text:style-name="P15"/>
      <text:p text:style-name="P15"/>
      <text:p text:style-name="P15"/>
      <text:p text:style-name="P15"/>
      <text:p text:style-name="P15"/>
      <text:p text:style-name="P15"><text:soft-page-break/></text:p>
      <text:p text:style-name="P2">Uso de API Fetch.-</text:p>
      <text:p text:style-name="P2"/>
      <text:p text:style-name="P2"><text:tab/><text:span text:style-name="T12">Para realizar una petición mediante la API simplemente debemos llamar a la función fetch() pasándolo como parámetro el enlace del archuvo sobre el que queremos trabajar, lo cuál nos devolverá una promise, con la cuál podremos trabajar de la manera explicada anteriormente.</text:span></text:p>
      <text:p text:style-name="P16"/>
      <text:p text:style-name="P16"><text:tab/>A su vez fetch puede recibir una serie de opciones para realizar la petición HTTP las cuales están formadas por:</text:p>
      <text:p text:style-name="P2"><text:span text:style-name="T12"><text:tab/>-method → Que es el método HTTP utilizado para la petición </text:span><text:span text:style-name="T14">(GET, POST, HEAD, PUT)</text:span><text:span text:style-name="T12">.</text:span></text:p>
      <text:p text:style-name="P16"><text:tab/>-headers → Que será un objeto para las cabeceras HTTP.</text:p>
      <text:p text:style-name="P16"><text:tab/>-body <text:s/>→ Otro objeto que puede variar su tipo y contiene el cuerpo de la petición.</text:p>
      <text:p text:style-name="P2"><text:span text:style-name="T12"><text:tab/>-credentials → Que permite indicar el modo de las credenciales </text:span><text:span text:style-name="T14">(omit, same-origin, include)</text:span><text:span text:style-name="T12">.</text:span></text:p>
      <text:p text:style-name="P16"/>
      <text:p text:style-name="P3"><text:span text:style-name="T12"><text:tab/></text:span><text:span text:style-name="T1">HEADERS.-</text:span></text:p>
      <text:p text:style-name="P3"><text:span text:style-name="T1"><text:tab/><text:tab/>El</text:span><text:span text:style-name="T5"> objeto Headers , mecionado anteriormente, no es un objeto genñerico de JS, si no que ofrece la posibilidad de crear uno propio con el que trabajar a nuestra manera mediante lso siguientes métodos:</text:span></text:p>
      <text:p text:style-name="P18"><text:tab/><text:tab/>-.has(nombre) → Comprueba que la cabecera esté definida (devuelve un booleano).</text:p>
      <text:p text:style-name="P18"><text:tab/><text:tab/>-.get(nombre) → Devuelve como string el valor de la cabecera.</text:p>
      <text:p text:style-name="P18"><text:tab/><text:tab/>-.set(nombre, valor) → Establece o cambia el valor de la cabecera.</text:p>
      <text:p text:style-name="P18"><text:tab/><text:tab/>-.append(nombre, valor) → Añade el valor a la cabecera sin sobreescribir.</text:p>
      <text:p text:style-name="P18"><text:tab/><text:tab/>-.delete(nombre) → Elimina por completo la cabecera.</text:p>
      <text:p text:style-name="P18"/>
      <text:p text:style-name="P3"><text:span text:style-name="T5"><text:tab/></text:span><text:span text:style-name="T8">Por último cabe destacar que al ser un objeto iterable permite el uso de métodos como keys() <text:tab/><text:tab/>values() o entries() para poder recorrerlos.</text:span></text:p>
      <text:p text:style-name="P19"/>
      <text:p text:style-name="P19"><text:tab/></text:p>
      <text:p text:style-name="P3"><text:span text:style-name="T8"><text:tab/></text:span><text:span text:style-name="T4">RESPONSE.-</text:span></text:p>
      <text:p text:style-name="P3"><text:span text:style-name="T4"><text:tab/><text:tab/></text:span><text:span text:style-name="T9">Response es un objeto que referencia a la respuesta recibida en la petición realizada. <text:tab/><text:tab/>Al igual que Headers, este contiene una seria de métodos y propiedades que nos permiten conocer datos de esta respuesta:</text:span></text:p>
      <text:p text:style-name="P3"><text:span text:style-name="T9"><text:tab/><text:tab/>-</text:span><text:span text:style-name="T17">.status → devuelve un número entre 100-599 que es el código de error HTTP.</text:span></text:p>
      <text:p text:style-name="P20"><text:tab/><text:tab/>-.statusText → devulve una explicación del código devuelto.</text:p>
      <text:p text:style-name="P20"><text:tab/><text:tab/>-.ok → nos verifica con un booleano si la página se ha ejecutado correctamente.</text:p>
      <text:p text:style-name="P20"><text:tab/><text:tab/>-.headers → nos da las cabeceras de la respuesta.</text:p>
      <text:p text:style-name="P20"><text:tab/><text:tab/>-.url → muestra la IRL a la que se ha realizado la petición.</text:p>
      <text:p text:style-name="P20"/>
      <text:p text:style-name="P20"><text:tab/><text:tab/>Respecto a XHR, con el cuál se comparten las propiedaddes status , en api fetch obtenemos .ok que nos permite comprobar de forma más ágil y sencilla que el código devuelto se encuentra en el rango 2xx.</text:p>
      <text:p text:style-name="P20"/>
      <text:p text:style-name="P20"/>
      <text:p text:style-name="P21"><text:tab/><text:tab/></text:p>
      <text:p text:style-name="P16"/>
      <text:p text:style-name="P16"/>
      <text:p text:style-name="P16"/>
      <text:p text:style-name="P16"/>
      <text:p text:style-name="P16"/>
      <text:p text:style-name="P16"/>
      <text:p text:style-name="P16"><text:soft-page-break/></text:p>
      <text:p text:style-name="P4">Procesado de <text:span text:style-name="T18">respuestas</text:span>.-</text:p>
      <text:p text:style-name="P4"/>
      <text:p text:style-name="P25"><text:tab/><text:span text:style-name="T12">Response se vale de una variedad de métodos que nos permiten procesar los datos de <text:tab/>diversas maneras:</text:span></text:p>
      <text:p text:style-name="P17"><text:tab/><text:tab/>- .text() → Devuelve la respuesta en texto plano.<text:tab/><text:tab/></text:p>
      <text:p text:style-name="P4"><text:span text:style-name="T10"><text:tab/><text:tab/></text:span><text:span text:style-name="T5">- .</text:span><text:span text:style-name="T10">json/blob/arrayBuffer/formdata() → que devulve los datos pero con un objeto del <text:tab/><text:tab/><text:tab/><text:tab/><text:tab/><text:tab/><text:tab/> <text:s text:c="2"/>correspondiente tipo al nombre del método.</text:span></text:p>
      <text:p text:style-name="P4"><text:span text:style-name="T12"><text:tab/><text:tab/>-</text:span><text:span text:style-name="T15"> .clone() → devuelve y crea un clon de los datos de la instancia.</text:span></text:p>
      <text:p text:style-name="P4"><text:span text:style-name="T15"><text:tab/><text:tab/>- Response.error() → devuelve un error de red asociado al response.</text:span></text:p>
      <text:p text:style-name="P4"><text:span text:style-name="T15"><text:tab/><text:tab/>- Response.redirect(url, code) → Redirige a la url indicada junto con el código de <text:tab/><text:tab/><text:tab/><text:tab/><text:tab/><text:tab/> <text:s text:c="5"/>error.</text:span></text:p>
      <text:p text:style-name="P4"><text:span text:style-name="T15"/></text:p>
      <text:p text:style-name="P24">Uso de .then().-</text:p>
      <text:p text:style-name="P24"/>
      <text:p text:style-name="P24"><text:tab/></text:p>
      <text:p text:style-name="P4"><text:span text:style-name="T15"/></text:p>
      <text:p text:style-name="P4"><text:span text:style-name="T15"/></text:p>
      <text:p text:style-name="P4"><text:span text:style-name="T1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5T12:10:36.175580266</meta:creation-date>
    <dc:date>2024-02-08T14:10:49.645955347</dc:date>
    <meta:editing-duration>PT1H23M11S</meta:editing-duration>
    <meta:editing-cycles>12</meta:editing-cycles>
    <meta:generator>LibreOffice/7.3.7.2$Linux_X86_64 LibreOffice_project/30$Build-2</meta:generator>
    <meta:document-statistic meta:table-count="0" meta:image-count="0" meta:object-count="0" meta:page-count="3" meta:paragraph-count="49" meta:word-count="742" meta:character-count="4602" meta:non-whitespace-character-count="3790"/>
  </office:meta>
</office:document-meta>
</file>